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Illustration">
      <style:text-properties officeooo:paragraph-rsid="003da5bf"/>
    </style:style>
    <style:style style:name="P2" style:family="paragraph" style:parent-style-name="Text_20_body">
      <style:text-properties officeooo:paragraph-rsid="003da5bf"/>
    </style:style>
    <style:style style:name="P3" style:family="paragraph" style:parent-style-name="Text_20_body">
      <style:text-properties officeooo:paragraph-rsid="0044e73a"/>
    </style:style>
    <style:style style:name="P4" style:family="paragraph" style:parent-style-name="Text_20_body">
      <style:text-properties officeooo:paragraph-rsid="0047025d"/>
    </style:style>
    <style:style style:name="P5" style:family="paragraph" style:parent-style-name="Text_20_body">
      <style:text-properties officeooo:paragraph-rsid="004adf64"/>
    </style:style>
    <style:style style:name="P6" style:family="paragraph" style:parent-style-name="Text_20_body" style:list-style-name="Numbering_20_123">
      <style:text-properties officeooo:rsid="0044e73a" officeooo:paragraph-rsid="0044e73a"/>
    </style:style>
    <style:style style:name="P7" style:family="paragraph" style:parent-style-name="Text_20_body" style:list-style-name="Numbering_20_abc">
      <style:text-properties officeooo:rsid="0044e73a" officeooo:paragraph-rsid="0047025d"/>
    </style:style>
    <style:style style:name="P8" style:family="paragraph" style:parent-style-name="Text_20_body" style:list-style-name="Numbering_20_ivx">
      <style:text-properties officeooo:rsid="0044e73a" officeooo:paragraph-rsid="0047025d"/>
    </style:style>
    <style:style style:name="P9" style:family="paragraph" style:parent-style-name="Text_20_body">
      <style:text-properties officeooo:paragraph-rsid="004adf64"/>
    </style:style>
    <style:style style:name="P10" style:family="paragraph" style:parent-style-name="Heading_20_1">
      <style:text-properties officeooo:paragraph-rsid="0047025d"/>
    </style:style>
    <style:style style:name="P11" style:family="paragraph" style:parent-style-name="Heading_20_1">
      <style:text-properties officeooo:rsid="004adf64" officeooo:paragraph-rsid="004adf64"/>
    </style:style>
    <style:style style:name="T1" style:family="text">
      <style:text-properties style:text-underline-style="none" officeooo:rsid="004133d3"/>
    </style:style>
    <style:style style:name="T2" style:family="text">
      <style:text-properties style:text-underline-style="none" officeooo:rsid="00450d1d"/>
    </style:style>
    <style:style style:name="T3" style:family="text">
      <style:text-properties officeooo:rsid="0041f4aa"/>
    </style:style>
    <style:style style:name="T4" style:family="text">
      <style:text-properties officeooo:rsid="0043ef8a"/>
    </style:style>
    <style:style style:name="T5" style:family="text">
      <style:text-properties officeooo:rsid="00450d1d"/>
    </style:style>
    <style:style style:name="T6" style:family="text">
      <style:text-properties officeooo:rsid="0047025d"/>
    </style:style>
    <style:style style:name="T7" style:family="text">
      <style:text-properties officeooo:rsid="004adf64"/>
    </style:style>
    <style:style style:name="T8" style:family="text">
      <style:text-properties officeooo:rsid="004b993d"/>
    </style:style>
    <style:style style:name="T9" style:family="text">
      <style:text-properties officeooo:rsid="004edf21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va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3">r</text:span>eference-<text:span text:style-name="T3">language</text:span></text:p>
      <text:h text:style-name="Heading_20_1" text:outline-level="1">Sequence</text:h>
      <text:p text:style-name="P2">“<text:sequence-ref text:reference-format="value" text:ref-name="refIllustration1" text:reference-language="Hu">A 2</text:sequence-ref>. <text:span text:style-name="T4">kép </text:span><text:span text:style-name="T4"><text:sequence-ref text:reference-format="page" text:ref-name="refIllustration1" text:reference-language="hu">az 1</text:sequence-ref></text:span><text:span text:style-name="T4">. oldalon” </text:span><text:span text:style-name="T1">(</text:span><text:span text:style-name="T2">„A 2. kép az 1. oldalon” = </text:span><text:span text:style-name="T1">Picture 2 on page 1).</text:span></text:p>
      <text:p text:style-name="P1"><text:span text:style-name="T3">(</text:span><text:sequence text:ref-name="refIllustration0" text:name="Illustration" text:formula="ooow:Illustration+1" style:num-format="1">1</text:sequence>. <text:span text:style-name="T4">kép., </text:span><text:sequence text:ref-name="refIllustration1" text:name="Illustration" text:formula="ooow:Illustration+1" style:num-format="1">2</text:sequence>. <text:span text:style-name="T4">kép)</text:span></text:p>
      <text:h text:style-name="Heading_20_1" text:outline-level="1"><text:bookmark-start text:name="__RefHeading___Toc260_4046577995"/>Chapter<text:bookmark-end text:name="__RefHeading___Toc260_4046577995"/></text:h>
      <text:p text:style-name="Text_20_body">“<text:bookmark-ref text:reference-format="chapter" text:ref-name="__RefHeading___Toc260_4046577995" text:reference-language="Hu">A 2</text:bookmark-ref>. <text:span text:style-name="T4">fejezet </text:span><text:bookmark-ref text:reference-format="page" text:ref-name="__RefHeading___Toc260_4046577995" text:reference-language="hu">az 1</text:bookmark-ref>. <text:span text:style-name="T4">oldalon” („A 2. fejezet az 1. oldalon” = Chapter 2 on page 1).</text:span></text:p>
      <text:h text:style-name="Heading_20_1" text:outline-level="1">Paragraph</text:h>
      <text:p text:style-name="P3">“<text:bookmark-ref text:reference-format="number" text:ref-name="__RefNumPara__287_4046577995" text:reference-language="Hu">Az (5)</text:bookmark-ref> <text:span text:style-name="T5">bekezdés </text:span><text:bookmark-ref text:reference-format="page" text:ref-name="__RefNumPara__287_4046577995" text:reference-language="hu">az 1</text:bookmark-ref>. <text:span text:style-name="T4">oldalon” („Az (5) bekezdés az 1. oldalon” = Paragraph (5) on page 1).</text:span></text:p>
      <text:list xml:id="list1136423985" text:style-name="Numbering_20_123">
        <text:list-item>
          <text:p text:style-name="P6">item1</text:p>
        </text:list-item>
        <text:list-item>
          <text:p text:style-name="P6">item2</text:p>
        </text:list-item>
        <text:list-item>
          <text:p text:style-name="P6">item3</text:p>
        </text:list-item>
        <text:list-item>
          <text:p text:style-name="P6">item4</text:p>
        </text:list-item>
        <text:list-item>
          <text:p text:style-name="P6"><text:bookmark-start text:name="__RefNumPara__287_4046577995"/>item5<text:bookmark-end text:name="__RefNumPara__287_4046577995"/></text:p>
        </text:list-item>
      </text:list>
      <text:h text:style-name="Heading_20_1" text:outline-level="1">Paragraph II</text:h>
      <text:p text:style-name="P4"><text:span text:style-name="T5">“</text:span><text:span text:style-name="T5"><text:bookmark-ref text:reference-format="number" text:ref-name="__RefNumPara__287_40465779951" text:reference-language="Hu">Az e</text:bookmark-ref></text:span><text:span text:style-name="T5">) bekezdés </text:span><text:span text:style-name="T5"><text:bookmark-ref text:reference-format="page" text:ref-name="__RefNumPara__287_40465779951" text:reference-language="hu">az 1</text:bookmark-ref></text:span><text:span text:style-name="T5">. oldalon” („Az e) bekezdés az 1. oldalon” = Paragraph e) on page 1).</text:span></text:p>
      <text:list xml:id="list1463907423" text:style-name="Numbering_20_abc">
        <text:list-item>
          <text:p text:style-name="P7">item1</text:p>
        </text:list-item>
        <text:list-item>
          <text:p text:style-name="P7">item2</text:p>
        </text:list-item>
        <text:list-item>
          <text:p text:style-name="P7">item3</text:p>
        </text:list-item>
        <text:list-item>
          <text:p text:style-name="P7">item4</text:p>
        </text:list-item>
        <text:list-item>
          <text:p text:style-name="P7"><text:bookmark-start text:name="__RefNumPara__287_40465779951"/>item5<text:bookmark-end text:name="__RefNumPara__287_40465779951"/></text:p>
        </text:list-item>
      </text:list>
      <text:h text:style-name="P10" text:outline-level="1">Paragraph II<text:span text:style-name="T6">I</text:span></text:h>
      <text:p text:style-name="P4"><text:span text:style-name="T5">“</text:span><text:span text:style-name="T5"><text:bookmark-ref text:reference-format="number" text:ref-name="__RefNumPara__287_404657799511" text:reference-language="Hu">Az v</text:bookmark-ref></text:span><text:span text:style-name="T5">. pont </text:span><text:span text:style-name="T5"><text:bookmark-ref text:reference-format="page" text:ref-name="__RefNumPara__287_404657799511" text:reference-language="hu">a 2</text:bookmark-ref></text:span><text:span text:style-name="T5">. oldalon” („Az v. pont a 2. oldalon” = Paragraph v. on page 2).</text:span></text:p>
      <text:list xml:id="list1100810961" text:style-name="Numbering_20_ivx">
        <text:list-item>
          <text:p text:style-name="P8">item1</text:p>
        </text:list-item>
        <text:list-item>
          <text:p text:style-name="P8">item2</text:p>
        </text:list-item>
        <text:list-item>
          <text:p text:style-name="P8">item3</text:p>
        </text:list-item>
        <text:list-item>
          <text:p text:style-name="P8"><text:soft-page-break/>item4</text:p>
        </text:list-item>
        <text:list-item>
          <text:p text:style-name="P8"><text:bookmark-start text:name="__RefNumPara__287_404657799511"/>item5<text:bookmark-end text:name="__RefNumPara__287_404657799511"/></text:p>
        </text:list-item>
      </text:list>
      <text:h text:style-name="P11" text:outline-level="1"><text:bookmark-start text:name="__RefHeading___Toc360_4046577995"/>„Őseinket...”<text:bookmark-end text:name="__RefHeading___Toc360_4046577995"/></text:h>
      <text:p text:style-name="P5"><text:bookmark-ref text:reference-format="text" text:ref-name="__RefHeading___Toc360_4046577995" text:reference-language="Hu">Az „Őseinket...”</text:bookmark-ref><text:s text:c="2"/><text:span text:style-name="T7">fejezetben (Az „Őseinket...” fejezetben)</text:span></text:p>
      <text:h text:style-name="P11" text:outline-level="1"><text:bookmark-start text:name="__RefHeading___Toc362_4046577995"/>A fejezet<text:span text:style-name="T9">ek</text:span><text:bookmark-end text:name="__RefHeading___Toc362_4046577995"/></text:h>
      <text:p text:style-name="P5"><text:bookmark-ref text:reference-format="text" text:ref-name="__RefHeading___Toc362_4046577995" text:reference-language="Hu">A fejezetek</text:bookmark-ref><text:s/><text:span text:style-name="T7">(A fejezetek)</text:span></text:p>
      <text:h text:style-name="P11" text:outline-level="1"><text:bookmark-start text:name="__RefHeading___Toc364_4046577995"/>Az egy<text:span text:style-name="T9">ebek</text:span><text:bookmark-end text:name="__RefHeading___Toc364_4046577995"/></text:h>
      <text:p text:style-name="P5"><text:bookmark-ref text:reference-format="text" text:ref-name="__RefHeading___Toc364_4046577995" text:reference-language="Hu">Az egyebek</text:bookmark-ref><text:s/><text:span text:style-name="T7">(Az egyebek)</text:span></text:p>
      <text:h text:style-name="P11" text:outline-level="1"><text:bookmark-start text:name="__RefHeading___Toc366_4046577995"/>2018-as<text:span text:style-name="T9">ok</text:span><text:bookmark-end text:name="__RefHeading___Toc366_4046577995"/></text:h>
      <text:p text:style-name="P5"><text:bookmark-ref text:reference-format="text" text:ref-name="__RefHeading___Toc366_4046577995" text:reference-language="Hu">A 2018-asok</text:bookmark-ref><text:s/><text:span text:style-name="T7">(A 2018-asok)</text:span></text:p>
      <text:h text:style-name="P11" text:outline-level="1"><text:bookmark-start text:name="__RefHeading___Toc368_4046577995"/>5<text:span text:style-name="T8">0</text:span>-es<text:span text:style-name="T9">ek</text:span><text:bookmark-end text:name="__RefHeading___Toc368_4046577995"/></text:h>
      <text:p text:style-name="P5"><text:bookmark-ref text:reference-format="text" text:ref-name="__RefHeading___Toc368_4046577995" text:reference-language="Hu">Az 50-esek</text:bookmark-ref><text:s/><text:span text:style-name="T7">(Az 50-esek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4:38:21.878502449</meta:creation-date>
    <dc:date>2018-01-29T12:58:31.648775410</dc:date>
    <meta:editing-duration>PT3H27M59S</meta:editing-duration>
    <meta:editing-cycles>42</meta:editing-cycles>
    <meta:generator>LibreOfficeDev/6.0.1.0.0$Linux_X86_64 LibreOffice_project/9fb654b80f8df2fd288445a72c2c2544b73017dd</meta:generator>
    <meta:document-statistic meta:table-count="0" meta:image-count="0" meta:object-count="0" meta:page-count="2" meta:paragraph-count="37" meta:word-count="171" meta:character-count="829" meta:non-whitespace-character-count="719"/>
  </office:meta>
</office:document-meta>
</file>